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officeooo:paragraph-rsid="001e6d6c"/>
    </style:style>
    <style:style style:name="P2" style:family="paragraph" style:parent-style-name="Text_20_body">
      <style:text-properties officeooo:paragraph-rsid="001e6d6c"/>
    </style:style>
    <style:style style:name="P3" style:family="paragraph" style:parent-style-name="Heading_20_1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Arial" fo:font-size="12pt" officeooo:paragraph-rsid="00383ec3" style:font-size-asian="12pt" style:font-size-complex="12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officeooo:paragraph-rsid="00383ec3" style:font-size-asian="12pt" style:font-size-complex="12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paragraph-rsid="00383ec3" style:font-size-asian="12pt" style:font-size-complex="12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officeooo:paragraph-rsid="00386477" style:font-size-asian="12pt" style:font-size-complex="12pt"/>
    </style:style>
    <style:style style:name="P9" style:family="paragraph" style:parent-style-name="Text_20_body" style:list-style-name="L2">
      <style:text-properties style:font-name="Arial" fo:font-size="12pt" officeooo:paragraph-rsid="0039295d" style:font-size-asian="12pt" style:font-size-complex="12pt"/>
    </style:style>
    <style:style style:name="T1" style:family="text">
      <style:text-properties officeooo:rsid="00377d87"/>
    </style:style>
    <style:style style:name="T2" style:family="text">
      <style:text-properties officeooo:rsid="001e6d6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nco de Dados I</text:p>
      <text:p text:style-name="P1">Wladmir Cardoso Brandao</text:p>
      <text:p text:style-name="P2"/>
      <text:h text:style-name="P3" text:outline-level="1">Hands-On 0<text:span text:style-name="T1">5</text:span></text:h>
      <text:p text:style-name="P4"/>
      <text:list xml:id="list139090864" text:style-name="L1">
        <text:list-item>
          <text:p text:style-name="P5"><text:span text:style-name="T2">Projetar o primeiro nome e o último nome dos atores que são diretores.<text:line-break/><text:line-break/></text:span>A = π first_name, last_name ( actors )<text:line-break/>B = π first_name, last_name ( directors )<text:line-break/>A ∩ B<text:span text:style-name="T2"><text:line-break/></text:span></text:p>
        </text:list-item>
        <text:list-item text:style-override="L2">
          <text:p text:style-name="P6">Projetar o primeiro nome e o último nome dos atores que não são diretores.<text:line-break/><text:line-break/>A = π first_name, last_name ( actors )</text:p>
          <text:p text:style-name="P6">B = π first_name, last_name ( directors )</text:p>
          <text:p text:style-name="P6">A - B<text:line-break/></text:p>
        </text:list-item>
        <text:list-item text:style-override="L2">
          <text:p text:style-name="P6">Projetar o primeiro nome e o último nome dos atores e diretores.</text:p>
          <text:p text:style-name="P7"><text:span text:style-name="T2"><text:line-break/>A = π first_name, last_name ( actors )</text:span></text:p>
          <text:p text:style-name="P6">B = π first_name, last_name ( directors )</text:p>
          <text:p text:style-name="P6">A ∪ B<text:line-break/></text:p>
        </text:list-item>
        <text:list-item text:style-override="L2">
          <text:p text:style-name="P8">Projetar o nome dos filmes que não são dirigidos por nenhum diretor.</text:p>
          <text:list text:style-name="L2">
            <text:list-header>
              <text:p text:style-name="P8"/>
            </text:list-header>
          </text:list>
          <text:p text:style-name="P8">A = π id ( movies )</text:p>
          <text:p text:style-name="P8">B = π movie_id ( movies_directors )</text:p>
          <text:p text:style-name="P8">C = A - B</text:p>
          <text:p text:style-name="P8">D = ρ idm←id ( C )</text:p>
          <text:p text:style-name="P8">E = D ⨝ idm = id movies</text:p>
          <text:p text:style-name="P8">π name ( E )<text:line-break/></text:p>
        </text:list-item>
        <text:list-item text:style-override="L2">
          <text:p text:style-name="P8">Projetar primeiro nome e o último nome dos atores que não atuaram em pelo menos dois filmes.<text:line-break/><text:line-break/>A = γ actor_id; count(movie_id)→Total ( roles )</text:p>
          <text:p text:style-name="P8">B = σ Total &gt;= 2 ( A )</text:p>
          <text:p text:style-name="P8"><text:soft-page-break/>C = π actor_id ( B )</text:p>
          <text:p text:style-name="P8">D = π id ( actors )</text:p>
          <text:p text:style-name="P8">E = D - C</text:p>
          <text:p text:style-name="P8">F = ρ ida←id ( E )</text:p>
          <text:p text:style-name="P8">G = F ⨝ ida = id actors</text:p>
          <text:p text:style-name="P8">π first_name, last_name ( G )<text:line-break/></text:p>
        </text:list-item>
        <text:list-item text:style-override="L2">
          <text:p text:style-name="P9"><text:span text:style-name="T2">Projetar, por gênero e ano, o número médio de filmes com menos de dois atores atuando. <text:line-break/><text:line-break/></text:span>A = γ movie_id; count(actor_id)→Total ( roles )<text:line-break/>B = σ Total &gt;= 2 ( A )<text:line-break/>C = π movie_id ( B )<text:line-break/>D = π id ( movies )<text:line-break/>E = D - C<text:line-break/>F = ρ idm←id ( E )<text:line-break/>G = F ⨝ idm = id movies<text:line-break/>H = G ⨝ id = movie_id movies_genres<text:line-break/>γ genre, year;count(id)→Total ( H 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45:04.862555238</meta:creation-date>
    <dc:date>2025-10-02T01:47:02.233658533</dc:date>
    <meta:editing-duration>PT36M14S</meta:editing-duration>
    <meta:editing-cycles>9</meta:editing-cycles>
    <meta:generator>LibreOffice/25.8.1.1$Linux_X86_64 LibreOffice_project/580$Build-1</meta:generator>
    <meta:document-statistic meta:table-count="0" meta:image-count="0" meta:object-count="0" meta:page-count="2" meta:paragraph-count="27" meta:word-count="317" meta:character-count="1324" meta:non-whitespace-character-count="1029"/>
  </office:meta>
</office:document-meta>
</file>